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rtPrefixMapping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PrefixMapping.execute( XMLConsumer consumer , ExpressionContext expressionContext , ExecutionContext executionContext , MacroContext macroContext , Event startEvent , Event en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rtPrefixMapping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PrefixMapping.StartPrefixMapping( Locator location ,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